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a7" style:family="table">
      <style:table-properties style:width="13.975cm" fo:margin-left="0.935cm" fo:margin-right="2.088cm" table:align="margins" style:writing-mode="lr-tb"/>
    </style:style>
    <style:style style:name="Tabela7.A" style:family="table-column">
      <style:table-column-properties style:column-width="13.975cm" style:rel-column-width="65535*"/>
    </style:style>
    <style:style style:name="Tabela7.A1" style:family="table-cell">
      <style:table-cell-properties fo:padding="0.097cm" fo:border="0.002cm solid #000000"/>
    </style:style>
    <style:style style:name="Tabela8" style:family="table">
      <style:table-properties style:width="7.654cm" fo:margin-left="1.025cm" fo:margin-right="8.32cm" table:align="margins" style:writing-mode="lr-tb"/>
    </style:style>
    <style:style style:name="Tabela8.A" style:family="table-column">
      <style:table-column-properties style:column-width="7.654cm" style:rel-column-width="65535*"/>
    </style:style>
    <style:style style:name="Tabela8.A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8.828cm" fo:margin-left="1.815cm" fo:margin-right="6.355cm" table:align="margins" style:writing-mode="lr-tb"/>
    </style:style>
    <style:style style:name="Tabela9.A" style:family="table-column">
      <style:table-column-properties style:column-width="8.828cm" style:rel-column-width="65535*"/>
    </style:style>
    <style:style style:name="Tabela9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 style:list-style-name="L13"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 style:list-style-name="L13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3"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13"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13"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14"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14"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14"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14"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14"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15">
      <style:text-properties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left="0cm" fo:margin-right="0cm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margin-left="0cm" fo:margin-right="0cm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16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16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17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7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17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17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17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18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8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18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19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19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19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19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19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 style:list-style-name="L19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19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19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19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2" style:family="paragraph" style:parent-style-name="Standard" style:list-style-name="L19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19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4" style:family="paragraph" style:parent-style-name="Standard" style:list-style-name="L20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20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20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21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21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21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21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left="1.249cm" fo:margin-right="0cm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53" style:family="paragraph" style:parent-style-name="Standard" style:list-style-name="L12">
      <style:paragraph-properties fo:margin-left="1.249cm" fo:margin-right="0cm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54" style:family="paragraph" style:parent-style-name="Standard" style:list-style-name="L12">
      <style:paragraph-properties fo:margin-left="1.249cm" fo:margin-right="0cm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55" style:family="paragraph" style:parent-style-name="Standard" style:list-style-name="L12">
      <style:paragraph-properties fo:margin-left="1.249cm" fo:margin-right="0cm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56" style:family="paragraph" style:parent-style-name="Standard" style:list-style-name="L12">
      <style:paragraph-properties fo:margin-left="1.249cm" fo:margin-right="0cm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57" style:family="paragraph" style:parent-style-name="Standard" style:list-style-name="L17">
      <style:paragraph-properties fo:margin-left="-1.251cm" fo:margin-right="0cm" fo:text-align="justify" style:justify-single-word="false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58" style:family="paragraph" style:parent-style-name="Standard" style:list-style-name="L17">
      <style:paragraph-properties fo:margin-left="-1.251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T1" style:family="text">
      <style:text-properties style:font-size-asian="12pt"/>
    </style:style>
    <style:style style:name="T2" style:family="text">
      <style:text-properties fo:font-weight="normal" style:font-size-asian="12pt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800000"/>
    </style:style>
    <style:style style:name="T5" style:family="text">
      <style:text-properties fo:color="#eb613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74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01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28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55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82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09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36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63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90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171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74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01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28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55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82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09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36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63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90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17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1.25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52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79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6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33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60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87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14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41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681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3.1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4.38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.65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6.9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8.197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9.467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0.737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2.007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3.277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4.547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3.13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4.40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.67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6.94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8.21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9.48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0.75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2.02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3.29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4.566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7.6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8.25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8.89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74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01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28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55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82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09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36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63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90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171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74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01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28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55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82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09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36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63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90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178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1.25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52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79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6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33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60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87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14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41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681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3.1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4.38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.65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6.9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8.197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9.467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0.737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2.007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3.277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4.547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3.13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4.40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.67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6.94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8.21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9.48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0.75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2.02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3.29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4.566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7.6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8.25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8.89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stratégias e táticas nas Negociações </text:p>
      <text:p text:style-name="P18"/>
      <text:list text:style-name="L1">
        <text:list-item>
          <text:p text:style-name="P19">Normalmente , não se altera a estratégia ( somente quando as circunstâncias mudam);</text:p>
        </text:list-item>
        <text:list-item>
          <text:p text:style-name="P19">Quando o número de atores e interesses é grande, um mapa de partes se faz adequado;</text:p>
        </text:list-item>
      </text:list>
      <text:p text:style-name="P18">O modelo de Partes possue quatro dimensões:</text:p>
      <text:list text:style-name="L12">
        <text:list-item>
          <text:p text:style-name="P53">vertical interna;</text:p>
        </text:list-item>
        <text:list-item>
          <text:p text:style-name="P53">interna;</text:p>
        </text:list-item>
        <text:list-item>
          <text:p text:style-name="P53">horizontal e;</text:p>
        </text:list-item>
        <text:list-item>
          <text:p text:style-name="P53">vertical externa.</text:p>
        </text:list-item>
      </text:list>
      <text:p text:style-name="P52">A conexão entre o objeto de negociação, as partes envolvidas e os interesses em jogo em cada dimensão requer um planejamento estruturado. Ele se inicia nos aspectos mais gerais e se dirige para os mais especifícos.</text:p>
      <text:p text:style-name="P52"/>
      <text:p text:style-name="P1">Planejamento e Organização</text:p>
      <text:list text:style-name="L13">
        <text:list-item>
          <text:p text:style-name="P2">analise ambiental;</text:p>
        </text:list-item>
        <text:list-item>
          <text:p text:style-name="P2">analise quantitativa;</text:p>
        </text:list-item>
        <text:list-item>
          <text:p text:style-name="P2">analise qualitativa;</text:p>
        </text:list-item>
        <text:list-item>
          <text:p text:style-name="P2">planejamento tático;</text:p>
        </text:list-item>
        <text:list-item>
          <text:p text:style-name="P2">Simulação (negociações complexas);</text:p>
        </text:list-item>
      </text:list>
      <text:p text:style-name="P1">Posicionamento estratégico e passos táticos:</text:p>
      <text:p text:style-name="P1"/>
      <text:list text:style-name="L14">
        <text:list-item>
          <text:p text:style-name="P7">uso do poder;</text:p>
        </text:list-item>
        <text:list-item>
          <text:p text:style-name="P7">fuga;</text:p>
        </text:list-item>
        <text:list-item>
          <text:p text:style-name="P7">amaciamento;</text:p>
        </text:list-item>
        <text:list-item>
          <text:p text:style-name="P7">barganha;</text:p>
        </text:list-item>
        <text:list-item>
          <text:p text:style-name="P7">integração;</text:p>
        </text:list-item>
      </text:list>
      <text:p text:style-name="P14"/>
      <text:p text:style-name="P13">Desequilíbrio, comportamento ético e comunicação</text:p>
      <text:list text:style-name="L15">
        <text:list-item>
          <text:p text:style-name="P12">O uso da informação , do tempo e do poder;</text:p>
        </text:list-item>
      </text:list>
      <text:p text:style-name="P21"><text:tab/>“O sucesso provém não apenas de ter boas cartas, mas da análise de toda situação, para que <text:s text:c="2"/>cartas possam ser jogadas com habilidade”.(XXX, aaaa).</text:p>
      <text:list text:style-name="L16">
        <text:list-item>
          <text:p text:style-name="P22">Manipulação e comportamento ético nas negociações:</text:p>
          <text:list>
            <text:list-item>
              <text:p text:style-name="P22">a médio e longo prazos os manipuladores concientes tendem a perder a credibilidade;</text:p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Intercâmbio de informação</text:p>
      <text:list text:style-name="L17">
        <text:list-item>
          <text:p text:style-name="P24">negociadores habilidosos passam 38,5% do seu tempo obtendo e esclarendo informações;</text:p>
        </text:list-item>
        <text:list-item>
          <text:p text:style-name="P24">quando a abordagem competitiva é predominante, o tratamento da informação afetará o desenvolvimento do processo e seus resultados (pela omissão, retardamento ou distorção);</text:p>
        </text:list-item>
        <text:list-item>
          <text:p text:style-name="P24">quando a abordagem integrativa é predominante , o tratamento da informação (pela presteza, objetividade, e clareza) contribuirá para que a maximização dos resultados e dos relacionamentos possa ser alcançada;</text:p>
          <text:p text:style-name="P24"/>
          <text:p text:style-name="P24"/>
          <text:p text:style-name="P57"/>
          <text:p text:style-name="P58"><text:soft-page-break/>Maximização de resultados e relacionamentos </text:p>
        </text:list-item>
      </text:list>
      <text:p text:style-name="P16"/>
      <text:p text:style-name="P17"><text:span text:style-name="T1"><text:tab/>Q</text:span><text:span text:style-name="T2">uando <text:s/>há compartilhamento de dados e informações sobre suas respectivas necessidade e interesses , as alternativas , a possibilidade de encontrar um ponto em de equilíbrio ótimo aumenta.</text:span></text:p>
      <text:p text:style-name="P21"><text:tab/></text:p>
      <text:p text:style-name="P16">A busca do resultado ótimo</text:p>
      <text:list text:style-name="L18">
        <text:list-item>
          <text:p text:style-name="P29">jogos “ganha-ganha”</text:p>
        </text:list-item>
        <text:list-item>
          <text:p text:style-name="P29">atingir a satisfação de suas necessidades, sem prejudicar os resultados de outras partes</text:p>
          <text:list>
            <text:list-item>
              <text:p text:style-name="P29">abordagens cooperativas</text:p>
            </text:list-item>
          </text:list>
        </text:list-item>
      </text:list>
      <text:p text:style-name="P21"/>
      <text:p text:style-name="P21"/>
      <text:p text:style-name="P32">ASPECTOS SUSBSTANTIVOS</text:p>
      <text:p text:style-name="P32"/>
      <text:p text:style-name="P32"><text:s/>São associados ao conteúdo e são determinantes para qualificar o objeto e os resultados concretos que se espera obter ao final de uma negociação. Podem ser classificados em dois grandes grupos: <text:span text:style-name="T4">tangíveis e intangíveis.</text:span> </text:p>
      <text:p text:style-name="P32"><text:tab/>Entre os principais aspectos tangíveis, podemos destacar aqueles ligados ao <text:span text:style-name="T5">escopo, aos produtos e serviços</text:span> que estão em jogo. Já intangíveis estão ligados aos <text:span text:style-name="T5">níveis de satisfação</text:span> das partes com a natureza do processo de negociação e sua qualidade , <text:span text:style-name="T5">pauta e agenda</text:span>, <text:span text:style-name="T5">estratégia e processo decisório</text:span>, além dos <text:span text:style-name="T5">cronogramas</text:span> e das <text:span text:style-name="T5">metas intermediarias</text:span> a serem atingidas.</text:p>
      <text:p text:style-name="P32"><text:tab/><text:span text:style-name="T6">Negociação no plano substantivo</text:span></text:p>
      <text:p text:style-name="P32"><text:tab/>É fundamental conhecer a maior quantidade de informações associadas à satisfação de suas necessidades.</text:p>
      <text:p text:style-name="P32"><text:tab/><text:tab/>Objetos de negociação:</text:p>
      <text:list text:style-name="L19">
        <text:list-item>
          <text:p text:style-name="P33">características técnicas e qualidade esperada de produtos e serviços</text:p>
        </text:list-item>
        <text:list-item>
          <text:p text:style-name="P33">quantidades, </text:p>
        </text:list-item>
        <text:list-item>
          <text:p text:style-name="P33">garantias</text:p>
        </text:list-item>
        <text:list-item>
          <text:p text:style-name="P33">prazos,</text:p>
        </text:list-item>
        <text:list-item>
          <text:p text:style-name="P33">assistência técnica,</text:p>
        </text:list-item>
        <text:list-item>
          <text:p text:style-name="P33">apoio operacional</text:p>
        </text:list-item>
        <text:list-item>
          <text:p text:style-name="P33">preços</text:p>
        </text:list-item>
        <text:list-item>
          <text:p text:style-name="P33">tributos e taxas</text:p>
        </text:list-item>
        <text:list-item>
          <text:p text:style-name="P33">tarifas</text:p>
        </text:list-item>
        <text:list-item>
          <text:p text:style-name="P33">acesso a mercados e formas contratuais</text:p>
        </text:list-item>
        <text:list-item>
          <text:p text:style-name="P33">etc.</text:p>
        </text:list-item>
      </text:list>
      <text:p text:style-name="P32"><text:tab/><text:tab/>Outros fatores influnciam na quantificação e qualificação dos resultados :</text:p>
      <text:list text:style-name="L20">
        <text:list-item>
          <text:p text:style-name="P44">conhecimento do setor onde se insere o objeto;</text:p>
        </text:list-item>
        <text:list-item>
          <text:p text:style-name="P44">atuais e principais fornecedores e clientes;</text:p>
        </text:list-item>
        <text:list-item>
          <text:p text:style-name="P44">equilíbrio poder existente (no mercado) e contexto especifico.</text:p>
        </text:list-item>
      </text:list>
      <text:p text:style-name="P32"/>
      <text:p text:style-name="P32"><text:tab/><text:tab/>São objetos preliminares de negociação:</text:p>
      <text:list text:style-name="L21">
        <text:list-item>
          <text:p text:style-name="P47">a pauta;</text:p>
        </text:list-item>
        <text:list-item>
          <text:p text:style-name="P47">a agenda, cronogramas ou fases;</text:p>
        </text:list-item>
        <text:list-item>
          <text:p text:style-name="P47">local onde a interação se dará e;</text:p>
        </text:list-item>
        <text:list-item>
          <text:p text:style-name="P47">a forma a ser adotada para o processo negociador avançar e produzir seus efeitos.</text:p>
        </text:list-item>
      </text:list>
      <text:p text:style-name="P32"><text:tab/><text:tab/>(Esses objetos) Podem ocorrer de forma sequencial ou agrupados.</text:p>
      <text:p text:style-name="P32"/>
      <text:p text:style-name="P32"/>
      <text:p text:style-name="P32"><text:soft-page-break/><text:tab/>Visão geral das áreas de negociação em gerenciamento de projetos</text:p>
      <text:p text:style-name="P32"><text:tab/><text:tab/>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59">1. Integração <text:s text:c="24"/>2. Escopo <text:s text:c="28"/>3. Tempo</text:p>
            <text:p text:style-name="P59">4. Custos <text:s text:c="30"/>5. Qualidade <text:s text:c="23"/>6. Recursos humanos</text:p>
            <text:p text:style-name="P59">7. Comunicações <text:s text:c="18"/>8. Riscos <text:s text:c="29"/>9. Aquisições</text:p>
          </table:table-cell>
        </table:table-row>
      </table:table>
      <text:p text:style-name="P32">Fonte: adaptado de Guide PMBOK (2004).</text:p>
      <text:p text:style-name="P32"/>
      <text:p text:style-name="P32"/>
      <text:p text:style-name="P32">As etapas na negociação podem ser divididas em :</text:p>
      <text:p text:style-name="P32"><text:tab/>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0">Fases <text:s text:c="52"/>Estágios</text:p>
          </table:table-cell>
        </table:table-row>
        <table:table-row>
          <table:table-cell table:style-name="Tabela8.A2" office:value-type="string">
            <text:p text:style-name="P61">Planejamento <text:s text:c="39"/>Planejamento</text:p>
            <text:p text:style-name="P61"><text:s text:c="62"/>Preparação</text:p>
          </table:table-cell>
        </table:table-row>
        <table:table-row>
          <table:table-cell table:style-name="Tabela8.A2" office:value-type="string">
            <text:p text:style-name="P61">Execução <text:s text:c="46"/>Preliminar</text:p>
            <text:p text:style-name="P61"><text:s text:c="62"/>Abertura</text:p>
            <text:p text:style-name="P61"><text:s text:c="62"/>Exploração</text:p>
            <text:p text:style-name="P61"><text:s text:c="62"/>Encerramento </text:p>
          </table:table-cell>
        </table:table-row>
        <table:table-row>
          <table:table-cell table:style-name="Tabela8.A2" office:value-type="string">
            <text:p text:style-name="P61">Controle <text:s text:c="47"/>Controle das condições </text:p>
            <text:p text:style-name="P61"><text:s text:c="62"/>Avaliação </text:p>
          </table:table-cell>
        </table:table-row>
      </table:table>
      <text:p text:style-name="P32"><text:s text:c="2"/>“Seja qual for o objeto de negociação, as fases não se alteram”. (Carvalhal et al, 2007).</text:p>
      <text:p text:style-name="P32"><text:tab/> </text:p>
      <text:p text:style-name="P32"><text:tab/><text:span text:style-name="T6">A importância do escopo</text:span></text:p>
      <text:p text:style-name="P32"><text:span text:style-name="T6"><text:tab/><text:tab/></text:span>Planejando a negociação do escopo</text:p>
      <text:p text:style-name="P32"><text:tab/><text:tab/>Critérios objetivos na negociação do escopo</text:p>
      <text:p text:style-name="P32"><text:tab/><text:tab/>Cuidados ao negociar o escopo em projetos complexos</text:p>
      <text:p text:style-name="P32"><text:tab/><text:tab/>A construção negociada do escopo</text:p>
      <text:p text:style-name="P15"><text:tab/>A fórmula de sucesso em uma negociação </text:p>
      <text:p text:style-name="P15"><text:tab/><text:tab/>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51">S = T(tempo/oportunidade) * I( informação ) * P(poder)</text:p>
          </table:table-cell>
        </table:table-row>
      </table:table>
      <text:p text:style-name="P15"/>
      <text:p text:style-name="P15"><text:tab/>Melhor alternativa em caso de não-acordo (Macna)</text:p>
      <text:p text:style-name="P15"><text:tab/><text:tab/>A<text:span text:style-name="T3"> busca por melhores alternativas que atendam a qualidade, prazos, e preços favorecem o fortalecimento da MACNA.</text:span></text:p>
      <text:p text:style-name="P15"><text:tab/>Negociação de qualidade</text:p>
      <text:p text:style-name="P15"><text:tab/><text:tab/></text:p>
      <text:p text:style-name="P15"><text:tab/>Negociação de prazos</text:p>
      <text:p text:style-name="P15"><text:tab/>Negociação de preços</text:p>
      <text:p text:style-name="P15"><text:tab/>Negociação de aquisições – a compra e venda consultiva</text:p>
      <text:p text:style-name="P15"><text:tab/>Dicas para a negociação de aspectos substantivos</text:p>
      <text:p text:style-name="P15"><text:tab/>Outros resultados possíveis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05T11:23:28</meta:creation-date>
    <dc:date>2011-01-05T11:25:15</dc:date>
    <meta:editing-cycles>1</meta:editing-cycles>
    <meta:editing-duration>PT1M47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3" meta:paragraph-count="100" meta:word-count="668" meta:character-count="5256"/>
  </office:meta>
</office:document-meta>
</file>